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Liberation Mono" svg:font-family="'Liberation Mono'" style:font-family-generic="modern" style:font-pitch="fixed"/>
    <style:font-face style:name="NSimSun" svg:font-family="NSimSun" style:font-family-generic="modern" style:font-pitch="fixed"/>
    <style:font-face style:name="Cambria,Bold" svg:font-family="'Cambria,Bold'"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Bold" svg:font-family="'Times New Roman,Bold'"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Text_20_body">
      <style:paragraph-properties fo:text-align="start" style:justify-single-word="false"/>
      <style:text-properties fo:font-size="14pt" fo:font-weight="normal" officeooo:rsid="001a7330" officeooo:paragraph-rsid="001a7330" style:font-size-asian="14pt" style:font-weight-asian="normal" style:font-size-complex="14pt" style:font-weight-complex="normal"/>
    </style:style>
    <style:style style:name="P8" style:family="paragraph" style:parent-style-name="Standard">
      <style:paragraph-properties fo:margin-left="0cm" fo:margin-right="0.101cm" fo:text-align="start" style:justify-single-word="false" fo:text-indent="0cm" style:auto-text-indent="false"/>
      <style:text-properties fo:font-size="14pt" fo:font-weight="normal" style:font-size-asian="14pt" style:font-weight-asian="normal" style:font-size-complex="14pt" style:font-weight-complex="normal"/>
    </style:style>
    <style:style style:name="P9" style:family="paragraph" style:parent-style-name="Standard">
      <style:paragraph-properties fo:margin-left="0cm" fo:margin-right="0.101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0" style:family="paragraph" style:parent-style-name="Index">
      <style:paragraph-properties fo:margin-left="0cm" fo:margin-right="0.101cm" fo:text-align="start" style:justify-single-word="false" fo:text-indent="0cm" style:auto-text-indent="false"/>
      <style:text-properties fo:font-size="14pt" fo:font-weight="normal" style:font-size-asian="14pt" style:font-weight-asian="normal" style:font-size-complex="14pt" style:font-weight-complex="normal"/>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Heading_20_2">
      <style:paragraph-properties fo:break-before="page"/>
    </style:style>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list-style-name="L6">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officeooo:paragraph-rsid="0023f857"/>
    </style:style>
    <style:style style:name="P2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3" style:family="paragraph" style:parent-style-name="Standard" style:list-style-name="L2">
      <style:paragraph-properties fo:margin-left="0cm" fo:margin-right="0.101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25" style:family="paragraph" style:parent-style-name="Standard">
      <style:paragraph-properties fo:text-align="start" style:justify-single-word="false" fo:break-before="page"/>
      <style:text-properties fo:font-size="14pt" fo:font-weight="normal" officeooo:rsid="0023f857" officeooo:paragraph-rsid="0023f857" style:font-size-asian="14pt" style:font-weight-asian="normal" style:font-size-complex="14pt" style:font-weight-complex="normal"/>
    </style:style>
    <style:style style:name="P26" style:family="paragraph" style:parent-style-name="Index" style:list-style-name="L6">
      <style:paragraph-properties fo:text-align="start" style:justify-single-word="false"/>
      <style:text-properties fo:font-size="12pt" fo:font-weight="normal" officeooo:rsid="00213ab2" officeooo:paragraph-rsid="00213ab2" style:font-size-asian="12pt" style:font-weight-asian="normal" style:font-size-complex="12pt" style:font-weight-complex="normal"/>
    </style:style>
    <style:style style:name="P27" style:family="paragraph" style:parent-style-name="Index">
      <style:paragraph-properties fo:text-align="start" style:justify-single-word="false"/>
      <style:text-properties fo:font-size="14pt" fo:font-weight="normal" officeooo:rsid="0023f857" officeooo:paragraph-rsid="0023f857" style:font-size-asian="14pt" style:font-weight-asian="normal" style:font-size-complex="14pt" style:font-weight-complex="normal"/>
    </style:style>
    <style:style style:name="P28" style:family="paragraph" style:parent-style-name="Text_20_body" style:list-style-name="L1">
      <style:paragraph-properties fo:text-align="justify" style:justify-single-word="false"/>
    </style:style>
    <style:style style:name="P29" style:family="paragraph" style:parent-style-name="Text_20_body" style:list-style-name="L5">
      <style:paragraph-properties fo:text-align="start" style:justify-single-word="false"/>
      <style:text-properties fo:font-size="14pt" fo:font-weight="normal" officeooo:rsid="001a7330" officeooo:paragraph-rsid="001a7330" style:font-size-asian="14pt" style:font-weight-asian="normal" style:font-size-complex="14pt" style:font-weight-complex="normal"/>
    </style:style>
    <style:style style:name="P30" style:family="paragraph" style:parent-style-name="Text_20_body" style:list-style-name="L5">
      <style:paragraph-properties fo:text-align="start" style:justify-single-word="false"/>
      <style:text-properties fo:font-size="14pt" fo:font-weight="normal" officeooo:rsid="00213ab2" officeooo:paragraph-rsid="00213ab2" style:font-size-asian="14pt" style:font-weight-asian="normal" style:font-size-complex="14pt" style:font-weight-complex="normal"/>
    </style:style>
    <style:style style:name="T1" style:family="text">
      <style:text-properties fo:font-size="12pt" style:font-size-asian="12pt" style:font-size-complex="12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a7330" style:font-style-asian="italic" style:font-weight-asian="bold" style:font-style-complex="italic" style:font-weight-complex="bold"/>
    </style:style>
    <style:style style:name="T4" style:family="text">
      <style:text-properties officeooo:rsid="00189e95"/>
    </style:style>
    <style:style style:name="T5" style:family="text">
      <style:text-properties officeooo:rsid="001a7330"/>
    </style:style>
    <style:style style:name="T6" style:family="text">
      <style:text-properties officeooo:rsid="002098dd"/>
    </style:style>
    <style:style style:name="T7" style:family="text">
      <style:text-properties officeooo:rsid="00213ab2"/>
    </style:style>
    <style:style style:name="T8" style:family="text">
      <style:text-properties officeooo:rsid="00220cf3"/>
    </style:style>
    <style:style style:name="T9" style:family="text">
      <style:text-properties fo:color="#365f92" style:font-name="Cambria,Bold" fo:font-size="22pt" fo:font-weight="bold" style:font-size-asian="22pt" style:font-weight-asian="bold"/>
    </style:style>
    <style:style style:name="T10" style:family="text">
      <style:text-properties fo:color="#000000" style:font-name="Times New Roman" fo:font-size="14pt" fo:font-weight="bold" style:font-size-asian="14pt" style:font-weight-asian="bold"/>
    </style:style>
    <style:style style:name="T11" style:family="text">
      <style:text-properties fo:color="#000000" style:font-name="Times New Roman" fo:font-size="11pt" style:font-size-asian="11pt"/>
    </style:style>
    <style:style style:name="T12" style:family="text">
      <style:text-properties fo:color="#000000" style:font-name="Times New Roman" fo:font-size="11pt" fo:font-weight="normal" style:font-size-asian="11pt" style:font-weight-asian="normal" style:font-size-complex="14pt" style:font-weight-complex="normal"/>
    </style:style>
    <style:style style:name="T13" style:family="text">
      <style:text-properties fo:color="#000000" style:font-name="Cambria,Bold" fo:font-size="11pt" fo:font-weight="bold" style:font-size-asian="11pt" style:font-weight-asian="bold"/>
    </style:style>
    <style:style style:name="T14" style:family="text">
      <style:text-properties fo:color="#000000" style:font-name="Courier New" fo:font-size="11pt" style:font-size-asian="11pt"/>
    </style:style>
    <style:style style:name="T15" style:family="text">
      <style:text-properties fo:color="#000000" style:font-name="Wingdings" fo:font-size="11pt" style:font-size-asian="11pt"/>
    </style:style>
    <style:style style:name="T16" style:family="text">
      <style:text-properties fo:color="#000000" style:font-name="Symbol" fo:font-size="11pt" style:font-size-asian="11pt"/>
    </style:style>
    <style:style style:name="T17" style:family="text">
      <style:text-properties fo:color="#000000" style:font-name="Symbol" fo:font-size="11pt" fo:font-weight="normal" style:font-size-asian="11pt" style:font-weight-asian="normal" style:font-size-complex="14pt" style:font-weight-complex="normal"/>
    </style:style>
    <style:style style:name="T18" style:family="text">
      <style:text-properties fo:color="#818181" style:font-name="Wingdings" fo:font-size="11pt" style:font-size-asian="11pt"/>
    </style:style>
    <style:style style:name="T19" style:family="text">
      <style:text-properties fo:color="#818181" style:font-name="Times New Roman,Bold" fo:font-size="11pt" fo:font-weight="bold" style:font-size-asian="11pt" style:font-weight-asian="bold"/>
    </style:style>
    <style:style style:name="T20" style:family="text">
      <style:text-properties fo:color="#818181" style:font-name="Times New Roman" fo:font-size="11pt" style:font-size-asian="11pt"/>
    </style:style>
    <style:style style:name="T21" style:family="text">
      <style:text-properties fo:color="#818181" style:font-name="Times New Roman" fo:font-size="11pt" fo:font-weight="normal" style:font-size-asian="11pt" style:font-weight-asian="normal" style:font-size-complex="14pt" style:font-weight-complex="normal"/>
    </style:style>
    <style:style style:name="T22" style:family="text">
      <style:text-properties fo:color="#818181" style:font-name="Courier New" fo:font-size="11pt" style:font-size-asian="11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Projekt programu do zarządzania sterowaniem procesami w drukarni</text:p>
      <text:p text:style-name="P3"/>
      <text:h text:style-name="P14" text:outline-level="2"/>
      <text:table-of-content text:style-name="Sect1" text:protected="true" text:name="Spis treści1">
        <text:table-of-content-source text:outline-level="10" text:relative-tab-stop-position="false">
          <text:index-title-template text:style-name="Contents_20_Heading">Spis treści</text:index-title-template>
          <text:table-of-content-entry-template text:outline-level="1" text:style-name="Contents_20_1">
            <text:index-entry-link-start text:style-name="Index_20_Link"/>
            <text:index-entry-chapter text:style-name="Bullet_20_Symbols"/>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1"><text:a xlink:type="simple" xlink:href="#__RefHeading___Toc336_1132182468" text:style-name="Index_20_Link" text:visited-style-name="Index_20_Link">I. Cel projektu<text:tab/>2</text:a></text:p>
          <text:p text:style-name="P11"><text:a xlink:type="simple" xlink:href="#__RefHeading___Toc338_1132182468" text:style-name="Index_20_Link" text:visited-style-name="Index_20_Link">II. Opis systemu<text:tab/>3</text:a></text:p>
          <text:p text:style-name="P12"><text:a xlink:type="simple" xlink:href="#__RefHeading___Toc1077_1132182468" text:style-name="Index_20_Link" text:visited-style-name="Index_20_Link">1. Opis<text:tab/>3</text:a></text:p>
          <text:p text:style-name="P12"><text:a xlink:type="simple" xlink:href="#__RefHeading___Toc1287_1132182468" text:style-name="Index_20_Link" text:visited-style-name="Index_20_Link">2. Użytkownicy<text:tab/>3</text:a></text:p>
          <text:p text:style-name="P13"><text:a xlink:type="simple" xlink:href="#__RefHeading___Toc1289_1132182468" text:style-name="Index_20_Link" text:visited-style-name="Index_20_Link">2a. Drukarz<text:tab/>3</text:a></text:p>
          <text:p text:style-name="P13"><text:a xlink:type="simple" xlink:href="#__RefHeading___Toc1291_1132182468" text:style-name="Index_20_Link" text:visited-style-name="Index_20_Link">2b. Pakowacz<text:tab/>4</text:a></text:p>
          <text:p text:style-name="P13"><text:a xlink:type="simple" xlink:href="#__RefHeading___Toc1293_1132182468" text:style-name="Index_20_Link" text:visited-style-name="Index_20_Link">2c. Manager<text:tab/>4</text:a></text:p>
          <text:p text:style-name="P13"><text:a xlink:type="simple" xlink:href="#__RefHeading___Toc1295_1132182468" text:style-name="Index_20_Link" text:visited-style-name="Index_20_Link">2d. Administrator<text:tab/>4</text:a></text:p>
          <text:p text:style-name="P11"><text:a xlink:type="simple" xlink:href="#__RefHeading___Toc1297_1132182468" text:style-name="Index_20_Link" text:visited-style-name="Index_20_Link">III</text:a><text:a xlink:type="simple" xlink:href="#__RefHeading___Toc1297_1132182468" text:style-name="Index_20_Link" text:visited-style-name="Index_20_Link">. Opis systemu z poziomu poszczególnych pracowników<text:tab/>5</text:a></text:p>
          <text:p text:style-name="P12"><text:a xlink:type="simple" xlink:href="#__RefHeading___Toc1299_1132182468" text:style-name="Index_20_Link" text:visited-style-name="Index_20_Link">3a. Opis systemu z poziomu drukarza<text:tab/>5</text:a></text:p>
          <text:p text:style-name="P12"><text:a xlink:type="simple" xlink:href="#__RefHeading___Toc1301_1132182468" text:style-name="Index_20_Link" text:visited-style-name="Index_20_Link">3b. Opis systemu z poziomu pakowacza<text:tab/>5</text:a></text:p>
          <text:p text:style-name="P12"><text:a xlink:type="simple" xlink:href="#__RefHeading___Toc1303_1132182468" text:style-name="Index_20_Link" text:visited-style-name="Index_20_Link">3c. Opis systemu z poziomu managera<text:tab/>6</text:a></text:p>
          <text:p text:style-name="P12"><text:a xlink:type="simple" xlink:href="#__RefHeading___Toc1305_1132182468" text:style-name="Index_20_Link" text:visited-style-name="Index_20_Link">3d. Opis systemu z poziomu administratora<text:tab/>6</text:a></text:p>
          <text:p text:style-name="P12"><text:a xlink:type="simple" xlink:href="#__RefHeading___Toc1520_1132182468" text:style-name="Index_20_Link" text:visited-style-name="Index_20_Link">IV</text:a><text:a xlink:type="simple" xlink:href="#__RefHeading___Toc1520_1132182468" text:style-name="Index_20_Link" text:visited-style-name="Index_20_Link">.</text:a><text:a xlink:type="simple" xlink:href="#__RefHeading___Toc1520_1132182468" text:style-name="Index_20_Link" text:visited-style-name="Index_20_Link"> Typy zamówień (typy danych)<text:tab/>7</text:a></text:p>
          <text:p text:style-name="P11"><text:a xlink:type="simple" xlink:href="#__RefHeading___Toc1307_1132182468" text:style-name="Index_20_Link" text:visited-style-name="Index_20_Link">V</text:a><text:a xlink:type="simple" xlink:href="#__RefHeading___Toc1307_1132182468" text:style-name="Index_20_Link" text:visited-style-name="Index_20_Link">.</text:a><text:a xlink:type="simple" xlink:href="#__RefHeading___Toc1307_1132182468" text:style-name="Index_20_Link" text:visited-style-name="Index_20_Link"> Środowisko<text:tab/>7</text:a></text:p>
          <text:p text:style-name="P11"><text:a xlink:type="simple" xlink:href="#__RefHeading___Toc1309_1132182468" text:style-name="Index_20_Link" text:visited-style-name="Index_20_Link">VI. Słownik pojęć<text:tab/>7</text:a></text:p>
        </text:index-body>
      </text:table-of-content>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 text:outline-level="1"/>
      <text:h text:style-name="P16" text:outline-level="1"><text:bookmark-start text:name="__RefHeading___Toc336_1132182468"/>I. Cel projektu<text:bookmark-end text:name="__RefHeading___Toc336_1132182468"/></text:h>
      <text:p text:style-name="Text_20_body"/>
      <text:p text:style-name="P5"><text:tab/>Celem projektu jest opracowanie systemu wspomagającego zarządzanie zleceniami w drukarni. System ma za zadanie przechowywać informacje na temat pracowników, zleceń oraz ich statusów. <text:s/></text:p>
      <text:p text:style-name="P5"/>
      <text:h text:style-name="Heading_20_1" text:outline-level="1"><text:bookmark-start text:name="__RefHeading___Toc338_1132182468"/>II. Opis systemu<text:bookmark-end text:name="__RefHeading___Toc338_1132182468"/></text:h>
      <text:h text:style-name="Heading_20_2" text:outline-level="2"><text:bookmark-start text:name="__RefHeading___Toc1077_1132182468"/><text:span text:style-name="T4">1. </text:span>Opis<text:bookmark-end text:name="__RefHeading___Toc1077_1132182468"/></text:h>
      <text:p text:style-name="P5"><text:tab/>System ten ma na celu usprawnić pracę w drukarni. Pozwalać kontrolować realizowane zlecenia, mierzyć czas ich wykonywania oraz badać wydajność pracowników poprzez prowadzone statystyki. System ma za zadanie przechowywać informacje w bazie danych o zamówieniach dodawanych przez użytkowników. System ma wyróżniać następujących użytkowników:</text:p>
      <text:list xml:id="list7389040978580045296" text:style-name="L1">
        <text:list-item>
          <text:list>
            <text:list-item>
              <text:p text:style-name="P28">Drukarz – osoba, która drukuje zamówienie klienta, dodaje je do systemu, uzupełnia wszystkie wymagane pola w aplikacji (dane klienta, produkty zamówione oraz ich ilości, dodatkowe uwagi zamawiającego).</text:p>
            </text:list-item>
            <text:list-item>
              <text:p text:style-name="P28">Manager – osoba, która zarządza zleceniami, przypisuje je poszczególnym użytkownikom. Kontroluje statusy zleceń oraz sprawdza wydajność pracowników. </text:p>
            </text:list-item>
            <text:list-item>
              <text:p text:style-name="P28">Administrator – osoba, która dodaje nowych użytkowników <text:span text:style-name="T8">do bazy danych</text:span> oraz zarządza istniejącymi kontami. Uzupełnia listę dostępnych produktów. Czuwa nad poprawnością działania aplikacji.</text:p>
            </text:list-item>
          </text:list>
        </text:list-item>
      </text:list>
      <text:p text:style-name="P5"><text:tab/>Wszyscy pracownicy posiadają swoje indywidualne konta, logowanie do systemu jest poprzedzane hasłem. Podczas dodawania nowego zamówienia, system zapisuje wszystkie dane w bazie danych, nadaje numer ID zamówieni oraz zapamiętuje datę i czas dodania, ustala domyślny status zamówienia na „wydrukowane”. System filtruje zamówienia w zależności od potrzeb użytkownika tak aby były widoczne tylko istotne informacje. Użytkownicy mają ograniczone prawa dostępu, wyświetlane są tylko kluczowe dla ich pracy zamówienia. System pozwala na proste wyszukiwanie danego zlecenia po numerze ID bądź danych klienta. System pozwala managerowi przypisywać poszczególne zamówienia danemu użytkownikowi. System generuje wykresy <text:s/>na podstawie gromadzonych danych. </text:p>
      <text:p text:style-name="P2"/>
      <text:p text:style-name="P2"/>
      <text:p text:style-name="P2"/>
      <text:p text:style-name="P2"/>
      <text:h text:style-name="Heading_20_2" text:outline-level="2"><text:bookmark-start text:name="__RefHeading___Toc1287_1132182468"/>2. Użytkownicy<text:bookmark-end text:name="__RefHeading___Toc1287_1132182468"/></text:h>
      <text:p text:style-name="P2"/>
      <text:p text:style-name="P6"><text:tab/>System jest dostępny tylko dla wcześniej zdefiniowanych użytkowników, którzy muszą <text:soft-page-break/>się zalogować indywidualnym loginem oraz hasłem. Są podzieleni na kilka grup, każda z nich ma inne uprawnienia oraz zadania. </text:p>
      <text:h text:style-name="Heading_20_3" text:outline-level="3"><text:bookmark-start text:name="__RefHeading___Toc1289_1132182468"/>2a. Drukarz<text:bookmark-end text:name="__RefHeading___Toc1289_1132182468"/></text:h>
      <text:p text:style-name="P2"/>
      <text:p text:style-name="P5"><text:tab/>Pracownik który <text:s/>może jedynie dodać nowe zamówienie gdy zostało wydrukowane. Aby to zrobić uzupełnia wymagane pola w aplikacji podając dane osobowe klienta oraz jego dane kontaktowe, uzupełnia produkty wybierając je z listy która została wcześniej zdefiniowana przez administratora słownika oraz podaje ich ilości. System automatycznie nadaje unikalny numer ID zamówienia oraz zapamiętuje datę i godzinę jego przyjęcia. Użytkownik ten widzi tylko zamówienia dodane przez niego samego od momentu ich dodania do momentu ich zakończenia przez innych użytkowników. </text:p>
      <text:h text:style-name="Heading_20_3" text:outline-level="3"><text:bookmark-start text:name="__RefHeading___Toc1293_1132182468"/>2c. Manager<text:bookmark-end text:name="__RefHeading___Toc1293_1132182468"/></text:h>
      <text:p text:style-name="P2"/>
      <text:p text:style-name="P5"><text:tab/>Manager może filtrować wyświetlane dane, ma dostęp do wszystkich zamówień. Zamówieniom które zostały wydrukowane przypisuje odpowiedzialnych za nich użytkowników wykańczających zamówienie. Manager jest w stanie sprawdzić ilości zamówień dodanych przed danego drukarza, bądź ukończonych danego pakowacza. Ma dostęp do dokładnych statystyk zamówień oraz indywidualnych statystyk każdego użytkownika. Widzi słupkowe wykresy dla poszczególnych użytkowników w wcześniej podanym przedziale czasowym. </text:p>
      <text:h text:style-name="Heading_20_3" text:outline-level="3"><text:bookmark-start text:name="__RefHeading___Toc1295_1132182468"/>2d. Administrator<text:bookmark-end text:name="__RefHeading___Toc1295_1132182468"/></text:h>
      <text:p text:style-name="P2"/>
      <text:p text:style-name="P5"><text:tab/>Administrator uzupełnia słownik bazy danych, nazwy produktów oraz ich dostępność. Zarządza kontami użytkowników. Jest wsparciem technicznym systemu. </text:p>
      <text:h text:style-name="P16" text:outline-level="1"><text:bookmark-start text:name="__RefHeading___Toc1297_1132182468"/><text:span text:style-name="T3">III</text:span>. Opis systemu z poziomu poszczególnych pracowników<text:bookmark-end text:name="__RefHeading___Toc1297_1132182468"/></text:h>
      <text:p text:style-name="P8"/>
      <text:h text:style-name="Heading_20_2" text:outline-level="2"><text:bookmark-start text:name="__RefHeading___Toc1299_1132182468"/>3a. Opis systemu z poziomu drukarza<text:bookmark-end text:name="__RefHeading___Toc1299_1132182468"/></text:h>
      <text:p text:style-name="P8"/>
      <text:p text:style-name="P8"><text:tab/><text:span text:style-name="T1">Po włączeniu aplikacji, użytkownik musi zalogować się używając swojego unikalnego loginu oraz hasła. Na ekranie głównym ukazuje się lista wcześniej dodanych zamówień które jeszcze nie zostały skończone, w przypadku pierwszego logowania lista jest pusta. Dodatkowo na ekranie widnieją dwie opcje:</text:span></text:p>
      <text:list xml:id="list3842979689699638554" text:style-name="L2">
        <text:list-item>
          <text:list>
            <text:list-item>
              <text:p text:style-name="P23">Dodaj nowe zamówienie – wybierając tą opcje drukarz otwiera formularz dodawania nowego zamówienia.</text:p>
            </text:list-item>
          </text:list>
        </text:list-item>
      </text:list>
      <text:p text:style-name="P9"/>
      <text:p text:style-name="P9"/>
      <text:p text:style-name="P9">Zamówienie automatycznie dostaje przypisany status: „wydrukowane”. Drukarz uzupełnia dane klienta, jego imię i nazwisko, oraz adres email. Następnie uzupełnia produkty w zamówieniu. Wpisuje ich nazwy oraz podaje ilości. Klikając „dodaj produkt” pokazuję się kolejna linia „Produkt 2:” (maksymalnie jedno zamówienie może mieć 10 produktów). Po zakończeniu uzupełniania danych Drukarz klika dodaj zamówienie. System zapisuje zamówienie w bazie danych oraz nadaje mu unikatowy numer ID. Po dodaniu zamówienia aplikacja wraca do strony startowej. Drukarz widzi nowe zamówienie oraz jego numer ID. Po zakończeniu pracy Drukarz wybiera <text:s/>opcję „wyloguj” aby wylogować się z systemu. </text:p>
      <text:p text:style-name="P8"/>
      <text:p text:style-name="P10"/>
      <text:h text:style-name="Heading_20_2" text:outline-level="2"><text:bookmark-start text:name="__RefHeading___Toc1301_1132182468"/>3b. Opis systemu z poziomu pakowacza<text:bookmark-end text:name="__RefHeading___Toc1301_1132182468"/></text:h>
      <text:p text:style-name="P8"><text:tab/><text:span text:style-name="T1">Po włączeniu aplikacji, użytkownik musi zalogować się używając swojego unikalnego loginu oraz hasła. Po zalogowaniu Pakowacz widzi listę wszystkich zamówień które zostały przypisane do jego konta poprzez managera. Widzi: numer ID zamówienia, datę i godzinę jego wydrukowania, dane klienta, przedmioty w zamówieniu oraz ich ilości, status zamówienia. Klikając na zamówienie w zależności od jego statusu pakowacz może podjąć się jednej z dwóch akcji. W przypadku zamówień wydrukowanych może zmienić ich status na „w realizacji” bądź „zrealizowane”. W przypadku zamówień z statusem „w realizacji” może tylko zmienić status na „zrealizowane”. Zmianę statusu trzeba potwierdzić w wyskakującym okienku dialogowym czy aby na pewno zmienić status tego zamówienia. Zrealizowane zamówienia znikają z listy widniejącej na stronie startowej Pakowacza. Po zakończeniu pracy Pakowacz wybiera opcję „wyloguj” aby wylogować się z systemu. </text:span></text:p>
      <text:p text:style-name="P9"/>
      <text:p text:style-name="P8"/>
      <text:h text:style-name="Heading_20_2" text:outline-level="2"><text:bookmark-start text:name="__RefHeading___Toc1303_1132182468"/>3c. Opis systemu z poziomu managera<text:bookmark-end text:name="__RefHeading___Toc1303_1132182468"/></text:h>
      <text:p text:style-name="P8"/>
      <text:p text:style-name="P9"><text:tab/>Po włączeniu aplikacji, użytkownik musi zalogować się używając swojego unikalnego loginu oraz hasła. Następnie wyświetlane jest strona startowa</text:p>
      <text:p text:style-name="P9"/>
      <text:p text:style-name="P9">Manager ma do dyspozycji opcję dodaj zamówienie które działa identycznie jak opcja dodaj zamówienie Drukarza. Manager może filtrować listę wyświetlanych zamówień po dacie, danych klienta bądź po numerze ID. Manager może usunąć zamówienie, dopisać do niego uwagi, przypisać zamówienie poszczególnemu Pakowaczowi. Zmienić jego status na „wydrukowane”, „w <text:soft-page-break/>realizacji”, „zrealizowane”, „anulowane”. </text:p>
      <text:p text:style-name="P8"/>
      <text:h text:style-name="Heading_20_2" text:outline-level="2"/>
      <text:h text:style-name="Heading_20_2" text:outline-level="2"/>
      <text:h text:style-name="Heading_20_2" text:outline-level="2"/>
      <text:h text:style-name="Heading_20_2" text:outline-level="2"><text:bookmark-start text:name="__RefHeading___Toc1305_1132182468"/>3d. Opis systemu z poziomu administratora<text:bookmark-end text:name="__RefHeading___Toc1305_1132182468"/></text:h>
      <text:p text:style-name="P8"/>
      <text:p text:style-name="P9"><text:tab/>Po włączeniu aplikacji, użytkownik musi zalogować się używając swojego unikalnego loginu oraz hasła. Następnie ma do wyboru opcje:</text:p>
      <text:p text:style-name="P9">- Pracownicy</text:p>
      <text:list xml:id="list1806474456194615980" text:style-name="L3">
        <text:list-item>
          <text:p text:style-name="P17">dodaj pracownika</text:p>
        </text:list-item>
        <text:list-item>
          <text:p text:style-name="P17">usuń pracownika</text:p>
        </text:list-item>
        <text:list-item>
          <text:p text:style-name="P17">zmień dane pracownika</text:p>
        </text:list-item>
      </text:list>
      <text:p text:style-name="P9">- Zamówienia</text:p>
      <text:list xml:id="list7392135429998819572" text:style-name="L4">
        <text:list-item>
          <text:p text:style-name="P18">dodaj zamówienie</text:p>
        </text:list-item>
        <text:list-item>
          <text:p text:style-name="P18">usuń zamówienie</text:p>
        </text:list-item>
        <text:list-item>
          <text:p text:style-name="P18">edytuj zamówienie</text:p>
        </text:list-item>
      </text:list>
      <text:p text:style-name="P4">- </text:p>
      <text:p text:style-name="P8"/>
      <text:p text:style-name="P2"><text:tab/></text:p>
      <text:h text:style-name="Heading_20_2" text:outline-level="2"><text:bookmark-start text:name="__RefHeading___Toc1520_1132182468"/><text:span text:style-name="T3">IV</text:span><text:span text:style-name="T2">.</text:span> <text:span text:style-name="T5">Typy zamówień (typy danych)</text:span><text:bookmark-end text:name="__RefHeading___Toc1520_1132182468"/></text:h>
      <text:list xml:id="list4404833782451878529" text:style-name="L5">
        <text:list-item>
          <text:p text:style-name="P29">Koperta <text:span text:style-name="T6">(wymiary,kolor,grafika)</text:span></text:p>
        </text:list-item>
        <text:list-item>
          <text:p text:style-name="P29">Kalendarz <text:span text:style-name="T6">(grafiki,czcionka,wymiary,rok)</text:span></text:p>
        </text:list-item>
        <text:list-item>
          <text:p text:style-name="P29">Okładka <text:span text:style-name="T6">(wymiary,grafika)</text:span></text:p>
        </text:list-item>
        <text:list-item>
          <text:p text:style-name="P29">Wizytówka <text:span text:style-name="T6">(grafika)</text:span></text:p>
        </text:list-item>
        <text:list-item>
          <text:p text:style-name="P29">Plakat <text:span text:style-name="T6">(wymiary,grafika)</text:span></text:p>
        </text:list-item>
        <text:list-item>
          <text:p text:style-name="P29">Książka <text:span text:style-name="T6">(wymiary,okładka(),grafika,iloscstr,czcionka)</text:span></text:p>
        </text:list-item>
        <text:list-item>
          <text:p text:style-name="P30">Ulotka (wymiary,iloscstr,grafika)</text:p>
        </text:list-item>
      </text:list>
      <text:p text:style-name="P7"/>
      <text:p text:style-name="P2"><text:tab/></text:p>
      <text:h text:style-name="Heading_20_1" text:outline-level="1"><text:bookmark-start text:name="__RefHeading___Toc1307_1132182468"/><text:span text:style-name="T3">V</text:span><text:span text:style-name="T2">.</text:span> Środowisko<text:bookmark-end text:name="__RefHeading___Toc1307_1132182468"/></text:h>
      <text:p text:style-name="P2"/>
      <text:p text:style-name="P5"><text:tab/>Aplikacja jest tworzona pod system Windows 7 oraz w późniejszym czasie jego nowsze odpowiedniki. System będzie działać lokalnie na serwerze, użytkownicy będą się do niego logować poprzez proste aplikacje na swoich stacjach roboczych. System nie przewiduje współpracy z innymi <text:soft-page-break/>oprogramowaniami oraz urządzeniami mobilnymi. </text:p>
      <text:h text:style-name="Heading_20_1" text:outline-level="1"><text:bookmark-start text:name="__RefHeading___Toc1309_1132182468"/><text:span text:style-name="T5">VI</text:span>. Słownik pojęć<text:bookmark-end text:name="__RefHeading___Toc1309_1132182468"/></text:h>
      <text:p text:style-name="P2"/>
      <text:list xml:id="list1694081670642257511" text:style-name="L6">
        <text:list-item>
          <text:p text:style-name="P19">Drukarnia – zakład produkcyjny zajmujący się wytwarzaniem różnorodnych wyrobów poligraficznych</text:p>
        </text:list-item>
        <text:list-item>
          <text:p text:style-name="P19">Zlecenie – zamówienie klienta stworzone i wypełnione niezbędnymi danymi przez drukarza</text:p>
        </text:list-item>
        <text:list-item>
          <text:p text:style-name="P19">Login – <text:span text:style-name="T7">niepowtarzalna unikalna nazwa, dzięki której określany jest konkretny użytkownik systemu.</text:span></text:p>
        </text:list-item>
        <text:list-item>
          <text:p text:style-name="P19">Hasło – <text:span text:style-name="T7">ciąg złożony z co najmniej 6 znaków – w połączeniu z loginem umozliwia zalogowanie się do systemu.</text:span></text:p>
        </text:list-item>
        <text:list-item>
          <text:p text:style-name="P19">Pracownik – osoba, która może przyjmować różne role w firmie. <text:span text:style-name="T7">(trzeba chyba uściślić jakie…?)</text:span></text:p>
        </text:list-item>
        <text:list-item>
          <text:p text:style-name="P19">Drukarz - <text:s/>osoba, która drukuje zamówienie klienta</text:p>
        </text:list-item>
        <text:list-item>
          <text:p text:style-name="P19">Manager – osoba, która zarządza zleceniami, przypisuje je poszczególnym użytkownikom. Kontroluje statusy zleceń oraz sprawdza wydajność pracowników. </text:p>
        </text:list-item>
        <text:list-item>
          <text:p text:style-name="P19">Administrator – osoba, która dodaje nowych użytkowników oraz zarządza istniejącymi kontami. Uzupełnia listę dostępnych produktów. Czuwa nad poprawnością działania aplikacji.</text:p>
        </text:list-item>
        <text:list-item>
          <text:p text:style-name="P19">Użytkownik – patrz. Pracownik</text:p>
        </text:list-item>
        <text:list-item>
          <text:p text:style-name="P26">Produkt – gotowy wyrób drukarski, mający fizyczny odpowiednik zadanego projektu, spełniający kryteria (typy danych) przekazane przez klienta dzięki zleceniu.</text:p>
        </text:list-item>
        <text:list-item>
          <text:p text:style-name="P26">Klient – osoba fizyczna zlecająca słownie drukarzowi produkt do wykonania.</text:p>
        </text:list-item>
        <text:list-item>
          <text:p text:style-name="P26">Aplikacja – Główny program w którym obsługiwane są wszystkie zdarzenia mające na celu wykonanie zadanego produktu.</text:p>
        </text:list-item>
      </text:list>
      <text:p text:style-name="P2"><text:tab/><text:line-break/><text:line-break/><text:line-break/><text:line-break/><text:line-break/><text:line-break/><text:line-break/><text:line-break/><text:line-break/><text:line-break/><text:line-break/><text:line-break/><text:line-break/><text:line-break/><text:line-break/><text:line-break/><text:line-break/><text:line-break/></text:p>
      <text:p text:style-name="P25"><text:span text:style-name="T9">Diagram przypadków użycia</text:span></text:p>
      <text:p text:style-name="P27"><text:span text:style-name="T9">1. podzielić na poszczególne przypadki i omówić flow</text:span></text:p>
      <text:p text:style-name="P25"><text:span text:style-name="T9">Diagram Sekwencji</text:span></text:p>
      <text:p text:style-name="P25"><text:span text:style-name="T9">Diagram Klas</text:span></text:p>
      <text:p text:style-name="P25"><text:span text:style-name="T9">Interfejs graficzny</text:span></text:p>
      <text:p text:style-name="P24"><text:span text:style-name="T9">Baza Danych:</text:span></text:p>
      <text:p text:style-name="P20"><text:span text:style-name="T10"><text:tab/>1.Dane przechowywane przez system</text:span></text:p>
      <text:p text:style-name="P20"><text:span text:style-name="T18"><text:tab/> </text:span><text:span text:style-name="T13">Zarządzanie stanem towarów w poszczególnych magazynach należących do hurtowni </text:span><text:span text:style-name="T19">– będzie się tu znajdował cały asortyment hurtowni</text:span></text:p>
      <text:p text:style-name="P20"><text:span text:style-name="T14">o </text:span><text:span text:style-name="T11">ID Produktu </text:span><text:span text:style-name="T20">– unikalna wartość</text:span></text:p>
      <text:p text:style-name="P20"><text:span text:style-name="T14">o </text:span><text:span text:style-name="T11">Nazwa Produktu </text:span><text:span text:style-name="T20">– 255 znaków UTF-8</text:span></text:p>
      <text:p text:style-name="P20"><text:span text:style-name="T22">o </text:span><text:span text:style-name="T11">Ilość w sprzedaży/zamówionych/w magazynie/zarezerwowanych </text:span><text:span text:style-name="T20">– Cztery pola</text:span></text:p>
      <text:p text:style-name="P20"><text:span text:style-name="T20">liczb szesnastobitowych ze znakiem</text:span></text:p>
      <text:p text:style-name="P20"><text:span text:style-name="T14">o </text:span><text:span text:style-name="T11">Cena </text:span><text:span text:style-name="T20">– Liczba zmiennoprzecinkowa, dokładnie dwa miejsca po przecinku</text:span></text:p>
      <text:p text:style-name="P20"><text:span text:style-name="T14">o </text:span><text:span text:style-name="T11">Podatek od produktu </text:span><text:span text:style-name="T20">– podatek od wartości dodanej (procentowy) jako procent od</text:span></text:p>
      <text:p text:style-name="P20"><text:span text:style-name="T20">ceny ilości produktu przechowywany w liczbie zmiennoprzecinkowej posiadającej</text:span></text:p>
      <text:p text:style-name="P20"><text:span text:style-name="T20">dwa miejsca po przecinku</text:span></text:p>
      <text:p text:style-name="P20"><text:span text:style-name="T14">o </text:span><text:span text:style-name="T11">Kategoria </text:span><text:span text:style-name="T20">– wyrażona liczbą całkowitą bez znaku</text:span></text:p>
      <text:p text:style-name="P20"><text:span text:style-name="T14">o </text:span><text:span text:style-name="T11">Promocja </text:span><text:span text:style-name="T20">– procentowa wartość upustu ceny produktu</text:span></text:p>
      <text:p text:style-name="P20"><text:span text:style-name="T14">o </text:span><text:span text:style-name="T11">EAN </text:span><text:span text:style-name="T20">– 13 cyfr dziesiętnych oznaczających kod kreskowy</text:span></text:p>
      <text:p text:style-name="P20"><text:span text:style-name="T14">o </text:span><text:span text:style-name="T11">PKWiU </text:span><text:span text:style-name="T20">– 8 cyfr dziesiętnych określających produkt</text:span></text:p>
      <text:p text:style-name="P20"><text:span text:style-name="T15"> </text:span><text:span text:style-name="T13">Zarządzanie kontrahentami</text:span></text:p>
      <text:p text:style-name="P20"><text:span text:style-name="T14">o </text:span><text:span text:style-name="T11">Informacje o kontrahentach </text:span><text:span text:style-name="T20">– tutaj będą się znajdowali wszyscy kontrahenci</text:span></text:p>
      <text:p text:style-name="P20"><text:span text:style-name="T16"> </text:span><text:span text:style-name="T11">ID kontrahenta – </text:span><text:span text:style-name="T20">unikalna wartość (nadawana losowo lub sekwencyjnie)</text:span></text:p>
      <text:p text:style-name="P20"><text:span text:style-name="T16"> </text:span><text:span text:style-name="T11">Imię </text:span><text:span text:style-name="T20">– ciąg 50 znaków UTF-8 (może być pusty dla typu osoby:</text:span></text:p>
      <text:p text:style-name="P20"><text:span text:style-name="T20">działalność gospodarcza)</text:span></text:p>
      <text:p text:style-name="P20"><text:span text:style-name="T16"> </text:span><text:span text:style-name="T11">Nazwisko </text:span><text:span text:style-name="T20">– ciąg 255 znaków UTF-8 (może być pusty dla typu osoby:</text:span></text:p>
      <text:p text:style-name="P20"><text:span text:style-name="T20">działalność gospodarcza)</text:span></text:p>
      <text:p text:style-name="P20"><text:span text:style-name="T16"> </text:span><text:span text:style-name="T11">Nazwa działalności </text:span><text:span text:style-name="T20">– ciąg 255 znaków UTF-8 (może być pusty dla typu</text:span></text:p>
      <text:p text:style-name="P20"><text:span text:style-name="T20">osoby: osoba fizyczna)</text:span></text:p>
      <text:p text:style-name="P21"><text:span text:style-name="T17"> </text:span><text:span text:style-name="T12">NIP </text:span><text:span text:style-name="T21">– numer identyfikacji podatkowej (dla działalności gospodarczej)</text:span></text:p>
      <text:p text:style-name="P21"><text:span text:style-name="T16"> </text:span><text:span text:style-name="T11">PESEL </text:span><text:span text:style-name="T20">– ciąg liczb jednoznacznie określający osobę (dla osoby</text:span></text:p>
      <text:p text:style-name="P20"><text:span text:style-name="T20">fizycznej)</text:span></text:p>
      <text:p text:style-name="P20"><text:span text:style-name="T16"> </text:span><text:span text:style-name="T11">Typ osoby (działalność gospodarcza/osoba fizyczna) </text:span><text:span text:style-name="T20">– jeden bit</text:span></text:p>
      <text:p text:style-name="P20"><text:span text:style-name="T20">oznaczający typ osoby</text:span></text:p>
      <text:p text:style-name="P20"><text:span text:style-name="T16"> </text:span><text:span text:style-name="T11">Dane teleadresowe</text:span></text:p>
      <text:p text:style-name="P20"><text:span text:style-name="T14">o </text:span><text:span text:style-name="T11">Adres zamieszkania / siedziby firmy (Ulica, nr domu i</text:span></text:p>
      <text:p text:style-name="P20"><text:span text:style-name="T11">mieszkania) </text:span><text:span text:style-name="T20">– ciąg 1024 znaków UTF-8</text:span></text:p>
      <text:p text:style-name="P20"><text:span text:style-name="T14">o </text:span><text:span text:style-name="T11">Kod pocztowy </text:span><text:span text:style-name="T20">– 5 cyfr dziesiętnych</text:span></text:p>
      <text:p text:style-name="P20"><text:span text:style-name="T14">o </text:span><text:span text:style-name="T11">Miejscowość </text:span><text:span text:style-name="T20">– ciąg 255 znaków UTF-8</text:span></text:p>
      <text:p text:style-name="P20"><text:span text:style-name="T14">o </text:span><text:span text:style-name="T11">Numer kontaktowy </text:span><text:span text:style-name="T20">– Do 10 cyfr dziesiętnych</text:span></text:p>
      <text:p text:style-name="P20"><text:span text:style-name="T14">o </text:span><text:span text:style-name="T11">Adres e-mail </text:span><text:span text:style-name="T20">– Do 255 znaków UTF-8</text:span></text:p>
      <text:p text:style-name="P20"><text:span text:style-name="T14">o </text:span><text:span text:style-name="T11">Numer konta bankowego </text:span><text:span text:style-name="T20">– 26 cyfr dziesiętnych</text:span></text:p>
      <text:p text:style-name="P20"><text:span text:style-name="T16"> </text:span><text:span text:style-name="T11">Ilość przeprowadzonych transakcji </text:span><text:span text:style-name="T20">– do 5 cyfr dziesiętnych</text:span></text:p>
      <text:p text:style-name="P20"><text:span text:style-name="T16"> </text:span><text:span text:style-name="T11">łączna suma wydatków </text:span><text:span text:style-name="T20">– wartość liczbowa do 9 cyfr dziesiętnych</text:span></text:p>
      <text:p text:style-name="P20"><text:span text:style-name="T14">o </text:span><text:span text:style-name="T11">Rabat specjalny </text:span><text:span text:style-name="T20">– procentowy rabat na wszystkie kategorie produktów zapisywany</text:span></text:p>
      <text:p text:style-name="P20"><text:span text:style-name="T20">liczbą zmiennoprzecinkową</text:span></text:p>
      <text:p text:style-name="P20"><text:span text:style-name="T14">o </text:span><text:span text:style-name="T11">Transakcje niezrealizowane (ustalone) </text:span><text:span text:style-name="T20">– partie towarów zamówione przez</text:span></text:p>
      <text:p text:style-name="P20"><text:span text:style-name="T20">kontrahenta, ale nie odebrane, lista Numerów zamówień oddzielona przecinkami</text:span></text:p>
      <text:p text:style-name="P20"><text:span text:style-name="T15"> </text:span><text:span text:style-name="T13">Zarządzanie dostawcami/dostawami</text:span></text:p>
      <text:p text:style-name="P20"><text:span text:style-name="T14">o </text:span><text:span text:style-name="T11">Zarządzanie dostawcami</text:span></text:p>
      <text:p text:style-name="P20"><text:span text:style-name="T14">o </text:span><text:span text:style-name="T11">ID Kontrahenta będącego dostawcą </text:span><text:span text:style-name="T20">– musi odnosić się do istniejącego kontrahenta</text:span></text:p>
      <text:p text:style-name="P20"><text:span text:style-name="T20">w bazie</text:span></text:p>
      <text:p text:style-name="P20"><text:span text:style-name="T14">o </text:span><text:span text:style-name="T11">Oferta produktowa dostawcy </text:span><text:span text:style-name="T20">– ciąg znaków ID produktów oferowanych przez</text:span></text:p>
      <text:p text:style-name="P20"><text:span text:style-name="T20">dostawcę oddzielonych przecinkiem</text:span></text:p>
      <text:p text:style-name="P20"><text:span text:style-name="T14">o </text:span><text:span text:style-name="T11">Dostawy </text:span><text:span text:style-name="T20">– dostawy, które nie zasiliły magazynu</text:span></text:p>
      <text:p text:style-name="P20"><text:span text:style-name="T14">o </text:span><text:span text:style-name="T11">ID dostawy </text:span><text:span text:style-name="T20">– unikalny ID nadawany każdej dostawie</text:span></text:p>
      <text:p text:style-name="P20"><text:span text:style-name="T14">o </text:span><text:span text:style-name="T11">ID kontrahenta </text:span><text:span text:style-name="T20">– powiązane z istniejącym kontrahentem</text:span></text:p>
      <text:p text:style-name="P20"><text:soft-page-break/><text:span text:style-name="T14">o </text:span><text:span text:style-name="T11">Wartość dostawy </text:span><text:span text:style-name="T20">– wyrażona liczbą zmiennoprzecinkową wartość dostawy w PLN</text:span></text:p>
      <text:p text:style-name="P20"><text:span text:style-name="T14">o </text:span><text:span text:style-name="T11">Szczegóły dostaw </text:span><text:span text:style-name="T20">– dokładny spis produktów w dostawie</text:span></text:p>
      <text:p text:style-name="P20"><text:span text:style-name="T14">o </text:span><text:span text:style-name="T11">ID dostawy </text:span><text:span text:style-name="T20">– unikalne ID pochodzące z tabeli dostaw</text:span></text:p>
      <text:p text:style-name="P20"><text:span text:style-name="T14">o </text:span><text:span text:style-name="T11">ID Produktu </text:span><text:span text:style-name="T20">– ID pochodzące z tabeli produktów</text:span></text:p>
      <text:p text:style-name="P20"><text:span text:style-name="T14">o </text:span><text:span text:style-name="T11">Ilość </text:span><text:span text:style-name="T20">– 4 cyfry dziesiętne</text:span></text:p>
      <text:p text:style-name="P20"><text:span text:style-name="T15"> </text:span><text:span text:style-name="T13">Zarządzanie transakcjami</text:span></text:p>
      <text:p text:style-name="P20"><text:span text:style-name="T14">o </text:span><text:span text:style-name="T11">Transakcje </text:span><text:span text:style-name="T20">– dochody i rozchody uzyskane w transakcjach w ramach prowadzonej</text:span></text:p>
      <text:p text:style-name="P20"><text:span text:style-name="T20">działalności gospodarczej</text:span></text:p>
      <text:p text:style-name="P20"><text:span text:style-name="T14">o </text:span><text:span text:style-name="T11">ID transakcji </text:span><text:span text:style-name="T20">– Unikalna wartość nadana transakcji</text:span></text:p>
      <text:p text:style-name="P20"><text:span text:style-name="T14">o </text:span><text:span text:style-name="T11">Data transakcji </text:span><text:span text:style-name="T20">– UNIX TIMESTAMP</text:span></text:p>
      <text:p text:style-name="P20"><text:span text:style-name="T14">o </text:span><text:span text:style-name="T11">Wartość </text:span><text:span text:style-name="T20">– zmiennoprzecinkowa liczba</text:span></text:p>
      <text:p text:style-name="P20"><text:span text:style-name="T14">o </text:span><text:span text:style-name="T11">Tytuł (opcjonalne) </text:span><text:span text:style-name="T20">– ciąg 255 znaków UTF-8</text:span></text:p>
      <text:p text:style-name="P20"><text:span text:style-name="T14">o </text:span><text:span text:style-name="T11">ID kontrahenta (opcjonalne) </text:span><text:span text:style-name="T20">– ID kontrahenta objętego transakcją (jeśli dotyczy)</text:span></text:p>
      <text:p text:style-name="P20"><text:span text:style-name="T14">o </text:span><text:span text:style-name="T11">Wystawione faktury</text:span></text:p>
      <text:p text:style-name="P20"><text:span text:style-name="T14">o </text:span><text:span text:style-name="T11">Numer faktury </text:span><text:span text:style-name="T20">– Unikalny (zgodny z wystawioną fakturą)</text:span></text:p>
      <text:p text:style-name="P20"><text:span text:style-name="T14">o </text:span><text:span text:style-name="T11">Data wystawienia </text:span><text:span text:style-name="T20">– UNIX TIMESTAMP</text:span></text:p>
      <text:p text:style-name="P20"><text:span text:style-name="T14">o </text:span><text:span text:style-name="T11">ID Kontrahenta </text:span><text:span text:style-name="T20">– ID kontrahenta objętego transakcją</text:span></text:p>
      <text:p text:style-name="P20"><text:span text:style-name="T14">o </text:span><text:span text:style-name="T11">Wartość netto </text:span><text:span text:style-name="T20">– zmiennoprzecinkowa liczba</text:span></text:p>
      <text:p text:style-name="P20"><text:span text:style-name="T14">o </text:span><text:span text:style-name="T11">Wartość brutto </text:span><text:span text:style-name="T20">– zmiennoprzecinkowa liczba</text:span></text:p>
      <text:p text:style-name="P20"><text:span text:style-name="T14">o </text:span><text:span text:style-name="T11">Zamówienia</text:span></text:p>
      <text:p text:style-name="P20"><text:span text:style-name="T14">o </text:span><text:span text:style-name="T11">Numer </text:span><text:span text:style-name="T20">– liczba szesnastobitowa (unikalna dla każdego zamówienia)</text:span></text:p>
      <text:p text:style-name="P2"><text:span text:style-name="T14">o </text:span><text:span text:style-name="T11">Data odebrania </text:span><text:span text:style-name="T20">– UNIX TIMESTAM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Liberation Mono" svg:font-family="'Liberation Mono'" style:font-family-generic="modern" style:font-pitch="fixed"/>
    <style:font-face style:name="NSimSun" svg:font-family="NSimSun" style:font-family-generic="modern" style:font-pitch="fixed"/>
    <style:font-face style:name="Cambria,Bold" svg:font-family="'Cambria,Bold'"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Bold" svg:font-family="'Times New Roman,Bold'"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User_20_Index_20_1"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Addressee" style:family="paragraph" style:parent-style-name="Standard" style:class="extra">
      <style:paragraph-properties fo:margin-top="0cm" fo:margin-bottom="0.106cm" loext:contextual-spacing="false" text:number-lines="false" text:line-number="0"/>
    </style:style>
    <style:style style:name="Sender"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2:00:20.486000000</meta:creation-date>
    <dc:date>2016-01-19T15:39:45.072000000</dc:date>
    <meta:editing-duration>PT5H6M9S</meta:editing-duration>
    <meta:editing-cycles>27</meta:editing-cycles>
    <meta:generator>LibreOffice/5.0.2.2$Windows_x86 LibreOffice_project/37b43f919e4de5eeaca9b9755ed688758a8251fe</meta:generator>
    <meta:document-statistic meta:table-count="0" meta:image-count="0" meta:object-count="0" meta:page-count="13" meta:paragraph-count="161" meta:word-count="1663" meta:character-count="12352" meta:non-whitespace-character-count="10756"/>
  </office:meta>
</office:document-meta>
</file>